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 3" svg:font-family="'Wingdings 3'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50%" fo:text-align="justify" style:justify-single-word="false"/>
      <style:text-properties style:font-name="Verdana"/>
    </style:style>
    <style:style style:name="P2" style:family="paragraph" style:parent-style-name="Standard">
      <style:paragraph-properties fo:line-height="150%" fo:text-align="justify" style:justify-single-word="false"/>
      <style:text-properties style:font-name="Verdana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Header">
      <style:paragraph-properties fo:line-height="150%" fo:text-align="justify" style:justify-single-word="false">
        <style:tab-stops/>
      </style:paragraph-properties>
    </style:style>
    <style:style style:name="P5" style:family="paragraph" style:parent-style-name="Header">
      <style:paragraph-properties fo:line-height="150%" fo:text-align="center" style:justify-single-word="false">
        <style:tab-stops/>
      </style:paragraph-properties>
      <style:text-properties style:font-name="Verdana"/>
    </style:style>
    <style:style style:name="T1" style:family="text">
      <style:text-properties style:font-name="Verdana"/>
    </style:style>
    <style:style style:name="T2" style:family="text">
      <style:text-properties style:text-position="super 58%" style:font-name="Verdana"/>
    </style:style>
    <style:style style:name="T3" style:family="text">
      <style:text-properties style:text-position="sub 58%" style:font-name="Verdana"/>
    </style:style>
    <style:style style:name="T4" style:family="text">
      <style:text-properties style:font-name="Wingdings 3"/>
    </style:style>
    <style:style style:name="fr1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visible-area-left="0cm" draw:visible-area-top="0cm" draw:visible-area-width="6.084cm" draw:visible-area-height="6.033cm" draw:draw-aspect="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ando si scrive una lettera non bisogna preoccuparsi subito della formattazione, cioè di renderla piacevole aumentando ad esempio la dimensione del carattere, o cambiandone il colore e lo stile…, queste sono operazioni che si fanno alla fine quando si è finito di scrivere, e non bisogna neanche preoccuparsi degli errori di ortografia (che lui evidenzia sottolineandoli di rosso), visto che ci sarà un modo veloce per correggerli.</text:p>
      <text:p text:style-name="P2">APICE:</text:p>
      <text:p text:style-name="P2">PEDICE:</text:p>
      <text:p text:style-name="P3"><text:span text:style-name="T1">Esempi di apice: 1</text:span><text:span text:style-name="T2">a</text:span><text:span text:style-name="T1"> m</text:span><text:span text:style-name="T2">2</text:span><text:span text:style-name="T1"> cm</text:span><text:span text:style-name="T2">3</text:span><text:span text:style-name="T1"> nota</text:span><text:span text:style-name="T2">*</text:span></text:p>
      <text:p text:style-name="P3"><text:span text:style-name="T1">Esempi di pedice: H</text:span><text:span text:style-name="T3">2</text:span><text:span text:style-name="T1">O C</text:span><text:span text:style-name="T3">6</text:span><text:span text:style-name="T1">H</text:span><text:span text:style-name="T3">12</text:span><text:span text:style-name="T1">O</text:span><text:span text:style-name="T3">6</text:span><text:span text:style-name="T1"> Q</text:span><text:span text:style-name="T3">TOT</text:span><text:span text:style-name="T1"> </text:span></text:p>
      <text:h text:style-name="Heading_20_1" text:outline-level="1">1.2 La formattazione</text:h>
      <text:p text:style-name="Standard"/>
      <text:p text:style-name="office">Una volta scritto il testo si può cominciare a formattarlo. Per fare questo bisogna capire prima di tutto come si seleziona un testo o una parte di esso.</text:p>
      <text:p text:style-name="office">Selezionare un testo serve per dire al programma dove vogliamo fare modifiche, cioè in quale punti della lettera deve applicare i comandi che gli daremo.</text:p>
      <text:h text:style-name="Heading_20_2" text:outline-level="2">1.8.13 Inserire e cancellare un'interruzione di pagina. </text:h>
      <text:p text:style-name="Standard"/>
      <text:p text:style-name="P4"><text:span text:style-name="T1">Cliccando in Inserisci </text:span><text:span text:style-name="T4"></text:span><text:span text:style-name="T1"> <text:s/>Interruzione posso scegliere diversi tipi di interruzioni:</text:span></text:p>
      <text:p text:style-name="P5"><draw:frame draw:style-name="fr1" draw:name="Oggetto1" text:anchor-type="as-char" svg:width="5.068cm" svg:height="5.024cm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4"><text:span text:style-name="T1">L’interruzione di pagina provoca il salto ad una nuova pagina del testo che segue l’interruzione; l’interruzione di colonna divide il testo contenuto in colonne distinte mentre l’interruzione di testo ha un effetto simile al solito a capo, però NON ha l’effetto di interrompere il paragrafo. Ci sono poi diversi tipi di interruzione di sezione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 3" svg:font-family="'Wingdings 3'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ffice" style:family="paragraph" style:parent-style-name="Standard">
      <style:paragraph-properties fo:line-height="150%" fo:text-align="justify" style:justify-single-word="false"/>
      <style:text-properties style:font-name="Verdana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Quando si scrive una lettera non bisogna preoccuparsi subito de</dc:title>
    <meta:initial-creator>Marco</meta:initial-creator>
    <meta:creation-date>2005-03-30T20:04:00</meta:creation-date>
    <dc:creator>Marco</dc:creator>
    <dc:date>2005-03-30T20:15:00</dc:date>
    <dc:language>it-IT</dc:language>
    <meta:editing-cycles>3</meta:editing-cycles>
    <meta:editing-duration>PT5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2" meta:paragraph-count="12" meta:word-count="209" meta:character-count="1322"/>
  </office:meta>
</office:document-meta>
</file>